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Report.setOrganisation( String organis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setXslfile( File xsl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setXslext( String xsl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getXsl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creat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Report.setTodir( File to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getOrganis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setConf(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getStylePath( String styleRe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Report.genStyled( String [ ] confs , File style , String ex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IvyReport.doExecute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IvyReport.isD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isXs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getOutputPattern( String conf , String 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vyReport.setGraph( boolean grap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getReportStyle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Report.getCon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is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getResolv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setOutputpattern( String output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ge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isGrap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genxml( String [ ] conf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vyReport.getXs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setXml( boolean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setCache( Fil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getTo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setResolveId( String resolv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genreport( String [ ] conf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vyReport.setDot( boolean d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setXsl( boolean xs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setModule(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Report.getOutpu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